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Gold.30|#Gold.44|#Gold.2|#Antidote.10</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RockRumbler.r1-2|$Slime.r2-4|@Wooden_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Wooden_Chest.1.#Gold:r20-30.#Restorative:r1-3</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4"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text:p>
          </table:table-cell>
          <table:table-cell office:value-type="string" table:style-name="ce3">
            <text:p>VerdetteRoom</text:p>
          </table:table-cell>
          <table:table-cell table:number-columns-repeated="3" table:style-name="ce3"/>
          <table:table-cell office:value-type="string" table:style-name="ce3">
            <text:p>VerdetteRoom|$Lurker.1.h0</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7"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827</meta:generator>
    <dc:creator>Alex Egbert</dc:creator>
    <dc:date>2018-10-31T19:29:28Z</dc:date>
    <meta:editing-cycles>1</meta:editing-cycles>
    <meta:editing-duration>PT1712S</meta:editing-duration>
  </office:meta>
</office:document-meta>
</file>